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064c7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 Black" fo:font-size="10pt" officeooo:rsid="00064c71" officeooo:paragraph-rsid="00064c71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64c71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64c71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64c71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64c71" style:font-size-asian="8.75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7dd6b" style:font-size-asian="8.75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7dd6b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7dd6b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7dd6b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ba4f0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7dd6b" officeooo:paragraph-rsid="000ba4f0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7dd6b" officeooo:paragraph-rsid="0007dd6b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ba4f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940e8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940e8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a355d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ba4f0" officeooo:paragraph-rsid="000ba4f0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officeooo:rsid="0007dd6b"/>
    </style:style>
    <style:style style:name="T3" style:family="text">
      <style:text-properties officeooo:rsid="000ca749"/>
    </style:style>
    <style:style style:name="T4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fo:font-style="italic" style:font-style-asian="italic" style:font-style-complex="italic"/>
    </style:style>
    <style:style style:name="T7" style:family="text">
      <style:text-properties officeooo:rsid="000ba4f0"/>
    </style:style>
    <style:style style:name="T8" style:family="text">
      <style:text-properties fo:color="#ffffff" loext:opacity="100%" officeooo:rsid="0007dd6b"/>
    </style:style>
    <style:style style:name="T9" style:family="text">
      <style:text-properties fo:color="#ffffff" loext:opacity="100%" officeooo:rsid="000ba4f0"/>
    </style:style>
    <style:style style:name="T10" style:family="text">
      <style:text-properties officeooo:rsid="000940e8"/>
    </style:style>
    <style:style style:name="T11" style:family="text">
      <style:text-properties officeooo:rsid="000a35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3) CONTRATOS</text:p>
      <text:p text:style-name="P2"/>
      <text:p text:style-name="P3"><text:span text:style-name="T1">Rol de usuario</text:span>: Empleado de mesa, <text:span text:style-name="T2">Empleado de rendiciones</text:span></text:p>
      <text:p text:style-name="P3"><text:span text:style-name="T1">HU</text:span>: Confecionar minuta, <text:span text:style-name="T2">Aprobar minuta, </text:span><text:span text:style-name="T3">Habilitar Persona</text:span></text:p>
      <text:p text:style-name="P3"/>
      <text:p text:style-name="P3"/>
      <text:p text:style-name="P3"><text:span text:style-name="T4">ID:</text:span><text:span text:style-name="T1"> </text:span><text:span text:style-name="T5">Confeccionar minuta</text:span></text:p>
      <text:p text:style-name="P4"><text:span text:style-name="T6">Título: </text:span>Como Empleado de mesa quiero confeccionar una minuta para un empleado</text:p>
      <text:p text:style-name="P4"><text:span text:style-name="T6">Reglas de Negocio:</text:span><text:span text:style-name="T1"> </text:span>el monto del contrato no puede superar los $25.000 y la duración debe ser como máximo 6 meses.</text:p>
      <text:p text:style-name="P4"/>
      <text:p text:style-name="P5">Escenario 1: Confección exitosa</text:p>
      <text:p text:style-name="P6">Dado la duración del contrato “6 meses” y el monto “$20.000”</text:p>
      <text:p text:style-name="P7">Cuando se ingresa el nombre “Pepe”, número de CUIT “20-45913234-2”, tipo de contrato “Bilateral”, fecha de comienzo “25/8/2025”, duración “6 meses” y monto “$20.000” <text:span text:style-name="T2">y presiona “Confeccionar minuta”</text:span></text:p>
      <text:p text:style-name="P6">Entonces el sistema asocia un número de minuta e informa operación exitosa.</text:p>
      <text:p text:style-name="P6"/>
      <text:p text:style-name="P5">Escenario 2: Confección fallida por duración de contrato inválida</text:p>
      <text:p text:style-name="P6">Dado la duración del contrato “12 meses” y el monto “$20.000”</text:p>
      <text:p text:style-name="P6">Cuando se ingresa el nombre “Hugo”, número de CUIT “20-45<text:span text:style-name="T2">4</text:span>13234-2”, tipo de contrato “Unilateral”, fecha de comienzo “23/8/2025”, duración “6 meses” y monto “$20.000” <text:span text:style-name="T2">y presiona “Confeccionar minuta”</text:span></text:p>
      <text:p text:style-name="P6">Entonces el sistema informa <text:span text:style-name="T2">un error porque la duración del contrato excede el límite establecido (6 meses).</text:span></text:p>
      <text:p text:style-name="P6"/>
      <text:p text:style-name="P8">Escenario <text:span text:style-name="T2">3</text:span>: Confección fallida por <text:span text:style-name="T2">monto</text:span> de contrato inválid<text:span text:style-name="T2">o</text:span></text:p>
      <text:p text:style-name="P7">Dado la duración del contrato “<text:span text:style-name="T2">6</text:span> meses” y el monto “$<text:span text:style-name="T2">10</text:span>0.000” <text:span text:style-name="T7">supera el límite establecido..</text:span></text:p>
      <text:p text:style-name="P7">Cuando se ingresa el nombre “<text:span text:style-name="T2">Tobias</text:span>”, número de CUIT “20-459132<text:span text:style-name="T2">7</text:span>4-2”, tipo de contrato “<text:span text:style-name="T2">Bi</text:span>ilateral”, fecha de comienzo “<text:span text:style-name="T2">1</text:span>3/8/2025”, duración “6 meses” y monto “$<text:span text:style-name="T2">10</text:span>0.000” <text:span text:style-name="T2">y presiona “Confeccionar minuta”</text:span></text:p>
      <text:p text:style-name="P7">Entonces el sistema informa <text:span text:style-name="T2">un error porque el monto del contrato excede el límite establecido ($25.000).</text:span></text:p>
      <text:p text:style-name="P7"/>
      <text:p text:style-name="P9"><text:span text:style-name="T4">ID:</text:span><text:span text:style-name="T1"> </text:span><text:span text:style-name="T8">Aprobar</text:span><text:span text:style-name="T5"> minuta</text:span></text:p>
      <text:p text:style-name="P10"><text:span text:style-name="T6">Título: </text:span>Co<text:span text:style-name="T2">mo</text:span> Empleado de <text:span text:style-name="T2">rendiciones</text:span> quiero <text:span text:style-name="T2">aprobar</text:span> una minuta para un empleado</text:p>
      <text:p text:style-name="P11"><text:span text:style-name="T6">Reglas de Negocio:</text:span><text:span text:style-name="T1"> <text:s/></text:span></text:p>
      <text:p text:style-name="P12">La persona a contratar no puede tener una cantidad de contratos vigentes igual a 3 o mayor. </text:p>
      <text:p text:style-name="P11"><text:span text:style-name="T9">L</text:span><text:span text:style-name="T8">a misma no puede estar inhabilitada por AFIP.</text:span></text:p>
      <text:p text:style-name="P13"/>
      <text:p text:style-name="P8">Escenario 1: <text:span text:style-name="T2">Aprobación</text:span> exitosa</text:p>
      <text:p text:style-name="P14">Dado la <text:span text:style-name="T2">cantidad de contratos vigentes de la persona a contratar “1”, </text:span><text:span text:style-name="T7">el número de minuta “12345” es correcto</text:span><text:span text:style-name="T2"> </text:span><text:span text:style-name="T10">y que las condiciones para establecer </text:span><text:span text:style-name="T11">la conexión son adecuadas.</text:span></text:p>
      <text:p text:style-name="P7">Cuando se ingresa el <text:span text:style-name="T2">número de minuta “242556” </text:span><text:span text:style-name="T10">y se presiona “Aprobar”</text:span></text:p>
      <text:p text:style-name="P7">Entonces el sistema <text:span text:style-name="T10">se conecta con un Servidor de AFIP,</text:span> <text:span text:style-name="T10">envía el CUIT de la persona y un token de verificación, espera respuesta, registra la minuta y la agrega en en el listado de minutas.</text:span></text:p>
      <text:p text:style-name="P7"/>
      <text:p text:style-name="P15">Escenario <text:span text:style-name="T10">2</text:span>: <text:span text:style-name="T10">Aprobación</text:span> <text:span text:style-name="T10">fallida por exceso de contratos vigentes</text:span></text:p>
      <text:p text:style-name="P14">Dado la <text:span text:style-name="T2">cantidad de contratos vigentes de la persona a contratar “</text:span><text:span text:style-name="T10">5”, </text:span><text:span text:style-name="T7">el número de minuta “12345” es correcto y</text:span><text:span text:style-name="T10"> que las condiciones para establecer </text:span><text:span text:style-name="T11">la conexión son adecuadas.</text:span></text:p>
      <text:p text:style-name="P16">Cuando se ingresa el <text:span text:style-name="T2">número de minuta “</text:span><text:span text:style-name="T10">7</text:span><text:span text:style-name="T2">42556” </text:span><text:span text:style-name="T10">y se presiona “Aprobar”</text:span></text:p>
      <text:p text:style-name="P16">Entonces el sistema <text:span text:style-name="T10">informa un error porque la cantidad de contratos vigentes de la persona a contratar supera el límite establecido.</text:span></text:p>
      <text:p text:style-name="P16"/>
      <text:p text:style-name="P15">Escenario <text:span text:style-name="T10">3</text:span>: <text:span text:style-name="T10">Aprobación</text:span> <text:span text:style-name="T10">fallida por </text:span><text:span text:style-name="T11">error</text:span><text:span text:style-name="T10"> </text:span><text:span text:style-name="T11">en la</text:span><text:span text:style-name="T10"> </text:span><text:span text:style-name="T7">conexión </text:span><text:span text:style-name="T10">de AFIP</text:span></text:p>
      <text:p text:style-name="P17">Dado la <text:span text:style-name="T2">cantidad de contratos vigentes de la persona a contratar “</text:span><text:span text:style-name="T10">2</text:span><text:span text:style-name="T2">”, </text:span><text:span text:style-name="T7">el número de minuta “12345” es correcto </text:span><text:span text:style-name="T10">y que las condiciones para establecer </text:span><text:span text:style-name="T11">la conexión son adecauadas.</text:span></text:p>
      <text:p text:style-name="P16">Cuando se ingresa el <text:span text:style-name="T2">número de minuta “</text:span><text:span text:style-name="T10">34</text:span><text:span text:style-name="T2">2556” </text:span><text:span text:style-name="T10">y se presiona “Aprobar”</text:span></text:p>
      <text:p text:style-name="P16">Entonces el sistema <text:span text:style-name="T10">se conecta con un Servidor de AFIP,</text:span> <text:span text:style-name="T10">envía el CUIT de la persona y un token de verificación, espera respuesta e informa error porque la persona a contratar no está habilitada por AFIP.</text:span></text:p>
      <text:p text:style-name="P16"><text:soft-page-break/></text:p>
      <text:p text:style-name="P18">-Escenario de número de minuta inválido</text:p>
      <text:p text:style-name="P18">-Nueva HU de habilitación de AF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4:55:52.697431200</meta:creation-date>
    <dc:date>2025-08-26T14:30:56.041329900</dc:date>
    <meta:editing-duration>PT6M33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7" meta:word-count="538" meta:character-count="3358" meta:non-whitespace-character-count="2852"/>
  </office:meta>
</office:document-meta>
</file>